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officeooo:rsid="000d654f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75cm" svg:y="2.2cm" svg:width="6.399cm" svg:height="3.81cm" draw:z-index="0">
        <draw:text-box>
          <text:section text:style-name="Sect1" text:name="MasterLabel">
            <text:p text:style-name="Standard"><text:database-display text:table-name="Toprint" text:table-type="table" text:column-name="Name" text:database-name="ToPrint">&lt;Name&gt;</text:database-display><text:span text:style-name="T1"> </text:span><text:span text:style-name="T1"><text:database-display text:table-name="Toprint" text:table-type="table" text:column-name="BC" text:database-name="ToPrint">&lt;BC&gt;</text:database-display></text:span><text:span text:style-name="T1"><text:line-break/></text:span><text:span text:style-name="T1"><text:database-display text:table-name="Toprint" text:table-type="table" text:column-name="A1" text:database-name="ToPrint">&lt;A1&gt;</text:database-display></text:span><text:span text:style-name="T1"><text:line-break/></text:span><text:span text:style-name="T1"><text:database-display text:table-name="Toprint" text:table-type="table" text:column-name="A2" text:database-name="ToPrint">&lt;A2&gt;</text:database-display></text:span><text:span text:style-name="T1"><text:line-break/></text:span><text:span text:style-name="T1"><text:database-display text:table-name="Toprint" text:table-type="table" text:column-name="Town" text:database-name="ToPrint">&lt;Town&gt;</text:database-display></text:span><text:span text:style-name="T1"><text:line-break/></text:span><text:span text:style-name="T1"><text:database-display text:table-name="Toprint" text:table-type="table" text:column-name="PC" text:database-name="ToPrint">&lt;PC&gt;</text:database-display></text:span><text:span text:style-name="T1"><text:database-next text:table-name="Toprint" text:table-type="table" text:condition="ooow:True" text:database-name="ToPrint"/></text:span></text:p>
          </text:section>
        </draw:text-box>
      </draw:frame>
      <draw:frame draw:style-name="fr1" draw:name="Frame2" text:anchor-type="page" text:anchor-page-number="1" svg:x="8.35cm" svg:y="2.2cm" svg:width="6.399cm" svg:height="3.81cm" draw:z-index="1">
        <draw:text-box>
          <text:section text:style-name="Sect1" text:name="Section1" text:protected="true">
            <text:section-source text:section-name="MasterLabel"/>
            <text:p text:style-name="Standard"><text:database-display text:table-name="Toprint" text:table-type="table" text:column-name="Name" text:database-name="ToPrint">&lt;Name&gt;</text:database-display><text:span text:style-name="T1"> </text:span><text:span text:style-name="T1"><text:database-display text:table-name="Toprint" text:table-type="table" text:column-name="BC" text:database-name="ToPrint">&lt;BC&gt;</text:database-display></text:span><text:span text:style-name="T1"><text:line-break/></text:span><text:span text:style-name="T1"><text:database-display text:table-name="Toprint" text:table-type="table" text:column-name="A1" text:database-name="ToPrint">&lt;A1&gt;</text:database-display></text:span><text:span text:style-name="T1"><text:line-break/></text:span><text:span text:style-name="T1"><text:database-display text:table-name="Toprint" text:table-type="table" text:column-name="A2" text:database-name="ToPrint">&lt;A2&gt;</text:database-display></text:span><text:span text:style-name="T1"><text:line-break/></text:span><text:span text:style-name="T1"><text:database-display text:table-name="Toprint" text:table-type="table" text:column-name="Town" text:database-name="ToPrint">&lt;Town&gt;</text:database-display></text:span><text:span text:style-name="T1"><text:line-break/></text:span><text:span text:style-name="T1"><text:database-display text:table-name="Toprint" text:table-type="table" text:column-name="PC" text:database-name="ToPrint">&lt;PC&gt;</text:database-display></text:span><text:span text:style-name="T1"><text:database-next text:table-name="Toprint" text:table-type="table" text:condition="ooow:True" text:database-name="ToPrint"/></text:span></text:p>
          </text:section>
        </draw:text-box>
      </draw:frame>
      <draw:frame draw:style-name="fr1" draw:name="Frame3" text:anchor-type="page" text:anchor-page-number="1" svg:x="14.951cm" svg:y="2.2cm" svg:width="6.399cm" svg:height="3.81cm" draw:z-index="2">
        <draw:text-box>
          <text:section text:style-name="Sect1" text:name="Section2" text:protected="true">
            <text:section-source text:section-name="MasterLabel"/>
            <text:p text:style-name="Standard"><text:database-display text:table-name="Toprint" text:table-type="table" text:column-name="Name" text:database-name="ToPrint">&lt;Name&gt;</text:database-display><text:span text:style-name="T1"> </text:span><text:span text:style-name="T1"><text:database-display text:table-name="Toprint" text:table-type="table" text:column-name="BC" text:database-name="ToPrint">&lt;BC&gt;</text:database-display></text:span><text:span text:style-name="T1"><text:line-break/></text:span><text:span text:style-name="T1"><text:database-display text:table-name="Toprint" text:table-type="table" text:column-name="A1" text:database-name="ToPrint">&lt;A1&gt;</text:database-display></text:span><text:span text:style-name="T1"><text:line-break/></text:span><text:span text:style-name="T1"><text:database-display text:table-name="Toprint" text:table-type="table" text:column-name="A2" text:database-name="ToPrint">&lt;A2&gt;</text:database-display></text:span><text:span text:style-name="T1"><text:line-break/></text:span><text:span text:style-name="T1"><text:database-display text:table-name="Toprint" text:table-type="table" text:column-name="Town" text:database-name="ToPrint">&lt;Town&gt;</text:database-display></text:span><text:span text:style-name="T1"><text:line-break/></text:span><text:span text:style-name="T1"><text:database-display text:table-name="Toprint" text:table-type="table" text:column-name="PC" text:database-name="ToPrint">&lt;PC&gt;</text:database-display></text:span><text:span text:style-name="T1"><text:database-next text:table-name="Toprint" text:table-type="table" text:condition="ooow:True" text:database-name="ToPrint"/></text:span></text:p>
          </text:section>
        </draw:text-box>
      </draw:frame>
      <draw:frame draw:style-name="fr1" draw:name="Frame4" text:anchor-type="page" text:anchor-page-number="1" svg:x="1.75cm" svg:y="6.01cm" svg:width="6.399cm" svg:height="3.81cm" draw:z-index="3">
        <draw:text-box>
          <text:section text:style-name="Sect1" text:name="Section3" text:protected="true">
            <text:section-source text:section-name="MasterLabel"/>
            <text:p text:style-name="Standard"><text:database-display text:table-name="Toprint" text:table-type="table" text:column-name="Name" text:database-name="ToPrint">&lt;Name&gt;</text:database-display><text:span text:style-name="T1"> </text:span><text:span text:style-name="T1"><text:database-display text:table-name="Toprint" text:table-type="table" text:column-name="BC" text:database-name="ToPrint">&lt;BC&gt;</text:database-display></text:span><text:span text:style-name="T1"><text:line-break/></text:span><text:span text:style-name="T1"><text:database-display text:table-name="Toprint" text:table-type="table" text:column-name="A1" text:database-name="ToPrint">&lt;A1&gt;</text:database-display></text:span><text:span text:style-name="T1"><text:line-break/></text:span><text:span text:style-name="T1"><text:database-display text:table-name="Toprint" text:table-type="table" text:column-name="A2" text:database-name="ToPrint">&lt;A2&gt;</text:database-display></text:span><text:span text:style-name="T1"><text:line-break/></text:span><text:span text:style-name="T1"><text:database-display text:table-name="Toprint" text:table-type="table" text:column-name="Town" text:database-name="ToPrint">&lt;Town&gt;</text:database-display></text:span><text:span text:style-name="T1"><text:line-break/></text:span><text:span text:style-name="T1"><text:database-display text:table-name="Toprint" text:table-type="table" text:column-name="PC" text:database-name="ToPrint">&lt;PC&gt;</text:database-display></text:span><text:span text:style-name="T1"><text:database-next text:table-name="Toprint" text:table-type="table" text:condition="ooow:True" text:database-name="ToPrint"/></text:span></text:p>
          </text:section>
        </draw:text-box>
      </draw:frame>
      <draw:frame draw:style-name="fr1" draw:name="Frame5" text:anchor-type="page" text:anchor-page-number="1" svg:x="8.35cm" svg:y="6.01cm" svg:width="6.399cm" svg:height="3.81cm" draw:z-index="4">
        <draw:text-box>
          <text:section text:style-name="Sect1" text:name="Section4" text:protected="true">
            <text:section-source text:section-name="MasterLabel"/>
            <text:p text:style-name="Standard"><text:database-display text:table-name="Toprint" text:table-type="table" text:column-name="Name" text:database-name="ToPrint">&lt;Name&gt;</text:database-display><text:span text:style-name="T1"> </text:span><text:span text:style-name="T1"><text:database-display text:table-name="Toprint" text:table-type="table" text:column-name="BC" text:database-name="ToPrint">&lt;BC&gt;</text:database-display></text:span><text:span text:style-name="T1"><text:line-break/></text:span><text:span text:style-name="T1"><text:database-display text:table-name="Toprint" text:table-type="table" text:column-name="A1" text:database-name="ToPrint">&lt;A1&gt;</text:database-display></text:span><text:span text:style-name="T1"><text:line-break/></text:span><text:span text:style-name="T1"><text:database-display text:table-name="Toprint" text:table-type="table" text:column-name="A2" text:database-name="ToPrint">&lt;A2&gt;</text:database-display></text:span><text:span text:style-name="T1"><text:line-break/></text:span><text:span text:style-name="T1"><text:database-display text:table-name="Toprint" text:table-type="table" text:column-name="Town" text:database-name="ToPrint">&lt;Town&gt;</text:database-display></text:span><text:span text:style-name="T1"><text:line-break/></text:span><text:span text:style-name="T1"><text:database-display text:table-name="Toprint" text:table-type="table" text:column-name="PC" text:database-name="ToPrint">&lt;PC&gt;</text:database-display></text:span><text:span text:style-name="T1"><text:database-next text:table-name="Toprint" text:table-type="table" text:condition="ooow:True" text:database-name="ToPrint"/></text:span></text:p>
          </text:section>
        </draw:text-box>
      </draw:frame>
      <draw:frame draw:style-name="fr1" draw:name="Frame6" text:anchor-type="page" text:anchor-page-number="1" svg:x="14.951cm" svg:y="6.01cm" svg:width="6.399cm" svg:height="3.81cm" draw:z-index="5">
        <draw:text-box>
          <text:section text:style-name="Sect1" text:name="Section5" text:protected="true">
            <text:section-source text:section-name="MasterLabel"/>
            <text:p text:style-name="Standard"><text:database-display text:table-name="Toprint" text:table-type="table" text:column-name="Name" text:database-name="ToPrint">&lt;Name&gt;</text:database-display><text:span text:style-name="T1"> </text:span><text:span text:style-name="T1"><text:database-display text:table-name="Toprint" text:table-type="table" text:column-name="BC" text:database-name="ToPrint">&lt;BC&gt;</text:database-display></text:span><text:span text:style-name="T1"><text:line-break/></text:span><text:span text:style-name="T1"><text:database-display text:table-name="Toprint" text:table-type="table" text:column-name="A1" text:database-name="ToPrint">&lt;A1&gt;</text:database-display></text:span><text:span text:style-name="T1"><text:line-break/></text:span><text:span text:style-name="T1"><text:database-display text:table-name="Toprint" text:table-type="table" text:column-name="A2" text:database-name="ToPrint">&lt;A2&gt;</text:database-display></text:span><text:span text:style-name="T1"><text:line-break/></text:span><text:span text:style-name="T1"><text:database-display text:table-name="Toprint" text:table-type="table" text:column-name="Town" text:database-name="ToPrint">&lt;Town&gt;</text:database-display></text:span><text:span text:style-name="T1"><text:line-break/></text:span><text:span text:style-name="T1"><text:database-display text:table-name="Toprint" text:table-type="table" text:column-name="PC" text:database-name="ToPrint">&lt;PC&gt;</text:database-display></text:span><text:span text:style-name="T1"><text:database-next text:table-name="Toprint" text:table-type="table" text:condition="ooow:True" text:database-name="ToPrint"/></text:span></text:p>
          </text:section>
        </draw:text-box>
      </draw:frame>
      <draw:frame draw:style-name="fr1" draw:name="Frame7" text:anchor-type="page" text:anchor-page-number="1" svg:x="1.75cm" svg:y="9.82cm" svg:width="6.399cm" svg:height="3.81cm" draw:z-index="6">
        <draw:text-box>
          <text:section text:style-name="Sect1" text:name="Section6" text:protected="true">
            <text:section-source text:section-name="MasterLabel"/>
            <text:p text:style-name="Standard"><text:database-display text:table-name="Toprint" text:table-type="table" text:column-name="Name" text:database-name="ToPrint">&lt;Name&gt;</text:database-display><text:span text:style-name="T1"> </text:span><text:span text:style-name="T1"><text:database-display text:table-name="Toprint" text:table-type="table" text:column-name="BC" text:database-name="ToPrint">&lt;BC&gt;</text:database-display></text:span><text:span text:style-name="T1"><text:line-break/></text:span><text:span text:style-name="T1"><text:database-display text:table-name="Toprint" text:table-type="table" text:column-name="A1" text:database-name="ToPrint">&lt;A1&gt;</text:database-display></text:span><text:span text:style-name="T1"><text:line-break/></text:span><text:span text:style-name="T1"><text:database-display text:table-name="Toprint" text:table-type="table" text:column-name="A2" text:database-name="ToPrint">&lt;A2&gt;</text:database-display></text:span><text:span text:style-name="T1"><text:line-break/></text:span><text:span text:style-name="T1"><text:database-display text:table-name="Toprint" text:table-type="table" text:column-name="Town" text:database-name="ToPrint">&lt;Town&gt;</text:database-display></text:span><text:span text:style-name="T1"><text:line-break/></text:span><text:span text:style-name="T1"><text:database-display text:table-name="Toprint" text:table-type="table" text:column-name="PC" text:database-name="ToPrint">&lt;PC&gt;</text:database-display></text:span><text:span text:style-name="T1"><text:database-next text:table-name="Toprint" text:table-type="table" text:condition="ooow:True" text:database-name="ToPrint"/></text:span></text:p>
          </text:section>
        </draw:text-box>
      </draw:frame>
      <draw:frame draw:style-name="fr1" draw:name="Frame8" text:anchor-type="page" text:anchor-page-number="1" svg:x="8.35cm" svg:y="9.82cm" svg:width="6.399cm" svg:height="3.81cm" draw:z-index="7">
        <draw:text-box>
          <text:section text:style-name="Sect1" text:name="Section7" text:protected="true">
            <text:section-source text:section-name="MasterLabel"/>
            <text:p text:style-name="Standard"><text:database-display text:table-name="Toprint" text:table-type="table" text:column-name="Name" text:database-name="ToPrint">&lt;Name&gt;</text:database-display><text:span text:style-name="T1"> </text:span><text:span text:style-name="T1"><text:database-display text:table-name="Toprint" text:table-type="table" text:column-name="BC" text:database-name="ToPrint">&lt;BC&gt;</text:database-display></text:span><text:span text:style-name="T1"><text:line-break/></text:span><text:span text:style-name="T1"><text:database-display text:table-name="Toprint" text:table-type="table" text:column-name="A1" text:database-name="ToPrint">&lt;A1&gt;</text:database-display></text:span><text:span text:style-name="T1"><text:line-break/></text:span><text:span text:style-name="T1"><text:database-display text:table-name="Toprint" text:table-type="table" text:column-name="A2" text:database-name="ToPrint">&lt;A2&gt;</text:database-display></text:span><text:span text:style-name="T1"><text:line-break/></text:span><text:span text:style-name="T1"><text:database-display text:table-name="Toprint" text:table-type="table" text:column-name="Town" text:database-name="ToPrint">&lt;Town&gt;</text:database-display></text:span><text:span text:style-name="T1"><text:line-break/></text:span><text:span text:style-name="T1"><text:database-display text:table-name="Toprint" text:table-type="table" text:column-name="PC" text:database-name="ToPrint">&lt;PC&gt;</text:database-display></text:span><text:span text:style-name="T1"><text:database-next text:table-name="Toprint" text:table-type="table" text:condition="ooow:True" text:database-name="ToPrint"/></text:span></text:p>
          </text:section>
        </draw:text-box>
      </draw:frame>
      <draw:frame draw:style-name="fr1" draw:name="Frame9" text:anchor-type="page" text:anchor-page-number="1" svg:x="14.951cm" svg:y="9.82cm" svg:width="6.399cm" svg:height="3.81cm" draw:z-index="8">
        <draw:text-box>
          <text:section text:style-name="Sect1" text:name="Section8" text:protected="true">
            <text:section-source text:section-name="MasterLabel"/>
            <text:p text:style-name="Standard"><text:database-display text:table-name="Toprint" text:table-type="table" text:column-name="Name" text:database-name="ToPrint">&lt;Name&gt;</text:database-display><text:span text:style-name="T1"> </text:span><text:span text:style-name="T1"><text:database-display text:table-name="Toprint" text:table-type="table" text:column-name="BC" text:database-name="ToPrint">&lt;BC&gt;</text:database-display></text:span><text:span text:style-name="T1"><text:line-break/></text:span><text:span text:style-name="T1"><text:database-display text:table-name="Toprint" text:table-type="table" text:column-name="A1" text:database-name="ToPrint">&lt;A1&gt;</text:database-display></text:span><text:span text:style-name="T1"><text:line-break/></text:span><text:span text:style-name="T1"><text:database-display text:table-name="Toprint" text:table-type="table" text:column-name="A2" text:database-name="ToPrint">&lt;A2&gt;</text:database-display></text:span><text:span text:style-name="T1"><text:line-break/></text:span><text:span text:style-name="T1"><text:database-display text:table-name="Toprint" text:table-type="table" text:column-name="Town" text:database-name="ToPrint">&lt;Town&gt;</text:database-display></text:span><text:span text:style-name="T1"><text:line-break/></text:span><text:span text:style-name="T1"><text:database-display text:table-name="Toprint" text:table-type="table" text:column-name="PC" text:database-name="ToPrint">&lt;PC&gt;</text:database-display></text:span><text:span text:style-name="T1"><text:database-next text:table-name="Toprint" text:table-type="table" text:condition="ooow:True" text:database-name="ToPrint"/></text:span></text:p>
          </text:section>
        </draw:text-box>
      </draw:frame>
      <draw:frame draw:style-name="fr1" draw:name="Frame10" text:anchor-type="page" text:anchor-page-number="1" svg:x="1.75cm" svg:y="13.63cm" svg:width="6.399cm" svg:height="3.81cm" draw:z-index="9">
        <draw:text-box>
          <text:section text:style-name="Sect1" text:name="Section9" text:protected="true">
            <text:section-source text:section-name="MasterLabel"/>
            <text:p text:style-name="Standard"><text:database-display text:table-name="Toprint" text:table-type="table" text:column-name="Name" text:database-name="ToPrint">&lt;Name&gt;</text:database-display><text:span text:style-name="T1"> </text:span><text:span text:style-name="T1"><text:database-display text:table-name="Toprint" text:table-type="table" text:column-name="BC" text:database-name="ToPrint">&lt;BC&gt;</text:database-display></text:span><text:span text:style-name="T1"><text:line-break/></text:span><text:span text:style-name="T1"><text:database-display text:table-name="Toprint" text:table-type="table" text:column-name="A1" text:database-name="ToPrint">&lt;A1&gt;</text:database-display></text:span><text:span text:style-name="T1"><text:line-break/></text:span><text:span text:style-name="T1"><text:database-display text:table-name="Toprint" text:table-type="table" text:column-name="A2" text:database-name="ToPrint">&lt;A2&gt;</text:database-display></text:span><text:span text:style-name="T1"><text:line-break/></text:span><text:span text:style-name="T1"><text:database-display text:table-name="Toprint" text:table-type="table" text:column-name="Town" text:database-name="ToPrint">&lt;Town&gt;</text:database-display></text:span><text:span text:style-name="T1"><text:line-break/></text:span><text:span text:style-name="T1"><text:database-display text:table-name="Toprint" text:table-type="table" text:column-name="PC" text:database-name="ToPrint">&lt;PC&gt;</text:database-display></text:span><text:span text:style-name="T1"><text:database-next text:table-name="Toprint" text:table-type="table" text:condition="ooow:True" text:database-name="ToPrint"/></text:span></text:p>
          </text:section>
        </draw:text-box>
      </draw:frame>
      <draw:frame draw:style-name="fr1" draw:name="Frame11" text:anchor-type="page" text:anchor-page-number="1" svg:x="8.35cm" svg:y="13.63cm" svg:width="6.399cm" svg:height="3.81cm" draw:z-index="10">
        <draw:text-box>
          <text:section text:style-name="Sect1" text:name="Section10" text:protected="true">
            <text:section-source text:section-name="MasterLabel"/>
            <text:p text:style-name="Standard"><text:database-display text:table-name="Toprint" text:table-type="table" text:column-name="Name" text:database-name="ToPrint">&lt;Name&gt;</text:database-display><text:span text:style-name="T1"> </text:span><text:span text:style-name="T1"><text:database-display text:table-name="Toprint" text:table-type="table" text:column-name="BC" text:database-name="ToPrint">&lt;BC&gt;</text:database-display></text:span><text:span text:style-name="T1"><text:line-break/></text:span><text:span text:style-name="T1"><text:database-display text:table-name="Toprint" text:table-type="table" text:column-name="A1" text:database-name="ToPrint">&lt;A1&gt;</text:database-display></text:span><text:span text:style-name="T1"><text:line-break/></text:span><text:span text:style-name="T1"><text:database-display text:table-name="Toprint" text:table-type="table" text:column-name="A2" text:database-name="ToPrint">&lt;A2&gt;</text:database-display></text:span><text:span text:style-name="T1"><text:line-break/></text:span><text:span text:style-name="T1"><text:database-display text:table-name="Toprint" text:table-type="table" text:column-name="Town" text:database-name="ToPrint">&lt;Town&gt;</text:database-display></text:span><text:span text:style-name="T1"><text:line-break/></text:span><text:span text:style-name="T1"><text:database-display text:table-name="Toprint" text:table-type="table" text:column-name="PC" text:database-name="ToPrint">&lt;PC&gt;</text:database-display></text:span><text:span text:style-name="T1"><text:database-next text:table-name="Toprint" text:table-type="table" text:condition="ooow:True" text:database-name="ToPrint"/></text:span></text:p>
          </text:section>
        </draw:text-box>
      </draw:frame>
      <draw:frame draw:style-name="fr1" draw:name="Frame12" text:anchor-type="page" text:anchor-page-number="1" svg:x="14.951cm" svg:y="13.63cm" svg:width="6.399cm" svg:height="3.81cm" draw:z-index="11">
        <draw:text-box>
          <text:section text:style-name="Sect1" text:name="Section11" text:protected="true">
            <text:section-source text:section-name="MasterLabel"/>
            <text:p text:style-name="Standard"><text:database-display text:table-name="Toprint" text:table-type="table" text:column-name="Name" text:database-name="ToPrint">&lt;Name&gt;</text:database-display><text:span text:style-name="T1"> </text:span><text:span text:style-name="T1"><text:database-display text:table-name="Toprint" text:table-type="table" text:column-name="BC" text:database-name="ToPrint">&lt;BC&gt;</text:database-display></text:span><text:span text:style-name="T1"><text:line-break/></text:span><text:span text:style-name="T1"><text:database-display text:table-name="Toprint" text:table-type="table" text:column-name="A1" text:database-name="ToPrint">&lt;A1&gt;</text:database-display></text:span><text:span text:style-name="T1"><text:line-break/></text:span><text:span text:style-name="T1"><text:database-display text:table-name="Toprint" text:table-type="table" text:column-name="A2" text:database-name="ToPrint">&lt;A2&gt;</text:database-display></text:span><text:span text:style-name="T1"><text:line-break/></text:span><text:span text:style-name="T1"><text:database-display text:table-name="Toprint" text:table-type="table" text:column-name="Town" text:database-name="ToPrint">&lt;Town&gt;</text:database-display></text:span><text:span text:style-name="T1"><text:line-break/></text:span><text:span text:style-name="T1"><text:database-display text:table-name="Toprint" text:table-type="table" text:column-name="PC" text:database-name="ToPrint">&lt;PC&gt;</text:database-display></text:span><text:span text:style-name="T1"><text:database-next text:table-name="Toprint" text:table-type="table" text:condition="ooow:True" text:database-name="ToPrint"/></text:span></text:p>
          </text:section>
        </draw:text-box>
      </draw:frame>
      <draw:frame draw:style-name="fr1" draw:name="Frame13" text:anchor-type="page" text:anchor-page-number="1" svg:x="1.75cm" svg:y="17.44cm" svg:width="6.399cm" svg:height="3.81cm" draw:z-index="12">
        <draw:text-box>
          <text:section text:style-name="Sect1" text:name="Section12" text:protected="true">
            <text:section-source text:section-name="MasterLabel"/>
            <text:p text:style-name="Standard"><text:database-display text:table-name="Toprint" text:table-type="table" text:column-name="Name" text:database-name="ToPrint">&lt;Name&gt;</text:database-display><text:span text:style-name="T1"> </text:span><text:span text:style-name="T1"><text:database-display text:table-name="Toprint" text:table-type="table" text:column-name="BC" text:database-name="ToPrint">&lt;BC&gt;</text:database-display></text:span><text:span text:style-name="T1"><text:line-break/></text:span><text:span text:style-name="T1"><text:database-display text:table-name="Toprint" text:table-type="table" text:column-name="A1" text:database-name="ToPrint">&lt;A1&gt;</text:database-display></text:span><text:span text:style-name="T1"><text:line-break/></text:span><text:span text:style-name="T1"><text:database-display text:table-name="Toprint" text:table-type="table" text:column-name="A2" text:database-name="ToPrint">&lt;A2&gt;</text:database-display></text:span><text:span text:style-name="T1"><text:line-break/></text:span><text:span text:style-name="T1"><text:database-display text:table-name="Toprint" text:table-type="table" text:column-name="Town" text:database-name="ToPrint">&lt;Town&gt;</text:database-display></text:span><text:span text:style-name="T1"><text:line-break/></text:span><text:span text:style-name="T1"><text:database-display text:table-name="Toprint" text:table-type="table" text:column-name="PC" text:database-name="ToPrint">&lt;PC&gt;</text:database-display></text:span><text:span text:style-name="T1"><text:database-next text:table-name="Toprint" text:table-type="table" text:condition="ooow:True" text:database-name="ToPrint"/></text:span></text:p>
          </text:section>
        </draw:text-box>
      </draw:frame>
      <draw:frame draw:style-name="fr1" draw:name="Frame14" text:anchor-type="page" text:anchor-page-number="1" svg:x="8.35cm" svg:y="17.44cm" svg:width="6.399cm" svg:height="3.81cm" draw:z-index="13">
        <draw:text-box>
          <text:section text:style-name="Sect1" text:name="Section13" text:protected="true">
            <text:section-source text:section-name="MasterLabel"/>
            <text:p text:style-name="Standard"><text:database-display text:table-name="Toprint" text:table-type="table" text:column-name="Name" text:database-name="ToPrint">&lt;Name&gt;</text:database-display><text:span text:style-name="T1"> </text:span><text:span text:style-name="T1"><text:database-display text:table-name="Toprint" text:table-type="table" text:column-name="BC" text:database-name="ToPrint">&lt;BC&gt;</text:database-display></text:span><text:span text:style-name="T1"><text:line-break/></text:span><text:span text:style-name="T1"><text:database-display text:table-name="Toprint" text:table-type="table" text:column-name="A1" text:database-name="ToPrint">&lt;A1&gt;</text:database-display></text:span><text:span text:style-name="T1"><text:line-break/></text:span><text:span text:style-name="T1"><text:database-display text:table-name="Toprint" text:table-type="table" text:column-name="A2" text:database-name="ToPrint">&lt;A2&gt;</text:database-display></text:span><text:span text:style-name="T1"><text:line-break/></text:span><text:span text:style-name="T1"><text:database-display text:table-name="Toprint" text:table-type="table" text:column-name="Town" text:database-name="ToPrint">&lt;Town&gt;</text:database-display></text:span><text:span text:style-name="T1"><text:line-break/></text:span><text:span text:style-name="T1"><text:database-display text:table-name="Toprint" text:table-type="table" text:column-name="PC" text:database-name="ToPrint">&lt;PC&gt;</text:database-display></text:span><text:span text:style-name="T1"><text:database-next text:table-name="Toprint" text:table-type="table" text:condition="ooow:True" text:database-name="ToPrint"/></text:span></text:p>
          </text:section>
        </draw:text-box>
      </draw:frame>
      <draw:frame draw:style-name="fr1" draw:name="Frame15" text:anchor-type="page" text:anchor-page-number="1" svg:x="14.951cm" svg:y="17.44cm" svg:width="6.399cm" svg:height="3.81cm" draw:z-index="14">
        <draw:text-box>
          <text:section text:style-name="Sect1" text:name="Section14" text:protected="true">
            <text:section-source text:section-name="MasterLabel"/>
            <text:p text:style-name="Standard"><text:database-display text:table-name="Toprint" text:table-type="table" text:column-name="Name" text:database-name="ToPrint">&lt;Name&gt;</text:database-display><text:span text:style-name="T1"> </text:span><text:span text:style-name="T1"><text:database-display text:table-name="Toprint" text:table-type="table" text:column-name="BC" text:database-name="ToPrint">&lt;BC&gt;</text:database-display></text:span><text:span text:style-name="T1"><text:line-break/></text:span><text:span text:style-name="T1"><text:database-display text:table-name="Toprint" text:table-type="table" text:column-name="A1" text:database-name="ToPrint">&lt;A1&gt;</text:database-display></text:span><text:span text:style-name="T1"><text:line-break/></text:span><text:span text:style-name="T1"><text:database-display text:table-name="Toprint" text:table-type="table" text:column-name="A2" text:database-name="ToPrint">&lt;A2&gt;</text:database-display></text:span><text:span text:style-name="T1"><text:line-break/></text:span><text:span text:style-name="T1"><text:database-display text:table-name="Toprint" text:table-type="table" text:column-name="Town" text:database-name="ToPrint">&lt;Town&gt;</text:database-display></text:span><text:span text:style-name="T1"><text:line-break/></text:span><text:span text:style-name="T1"><text:database-display text:table-name="Toprint" text:table-type="table" text:column-name="PC" text:database-name="ToPrint">&lt;PC&gt;</text:database-display></text:span><text:span text:style-name="T1"><text:database-next text:table-name="Toprint" text:table-type="table" text:condition="ooow:True" text:database-name="ToPrint"/></text:span></text:p>
          </text:section>
        </draw:text-box>
      </draw:frame>
      <draw:frame draw:style-name="fr1" draw:name="Frame16" text:anchor-type="page" text:anchor-page-number="1" svg:x="1.75cm" svg:y="21.25cm" svg:width="6.399cm" svg:height="3.81cm" draw:z-index="15">
        <draw:text-box>
          <text:section text:style-name="Sect1" text:name="Section15" text:protected="true">
            <text:section-source text:section-name="MasterLabel"/>
            <text:p text:style-name="Standard"><text:database-display text:table-name="Toprint" text:table-type="table" text:column-name="Name" text:database-name="ToPrint">&lt;Name&gt;</text:database-display><text:span text:style-name="T1"> </text:span><text:span text:style-name="T1"><text:database-display text:table-name="Toprint" text:table-type="table" text:column-name="BC" text:database-name="ToPrint">&lt;BC&gt;</text:database-display></text:span><text:span text:style-name="T1"><text:line-break/></text:span><text:span text:style-name="T1"><text:database-display text:table-name="Toprint" text:table-type="table" text:column-name="A1" text:database-name="ToPrint">&lt;A1&gt;</text:database-display></text:span><text:span text:style-name="T1"><text:line-break/></text:span><text:span text:style-name="T1"><text:database-display text:table-name="Toprint" text:table-type="table" text:column-name="A2" text:database-name="ToPrint">&lt;A2&gt;</text:database-display></text:span><text:span text:style-name="T1"><text:line-break/></text:span><text:span text:style-name="T1"><text:database-display text:table-name="Toprint" text:table-type="table" text:column-name="Town" text:database-name="ToPrint">&lt;Town&gt;</text:database-display></text:span><text:span text:style-name="T1"><text:line-break/></text:span><text:span text:style-name="T1"><text:database-display text:table-name="Toprint" text:table-type="table" text:column-name="PC" text:database-name="ToPrint">&lt;PC&gt;</text:database-display></text:span><text:span text:style-name="T1"><text:database-next text:table-name="Toprint" text:table-type="table" text:condition="ooow:True" text:database-name="ToPrint"/></text:span></text:p>
          </text:section>
        </draw:text-box>
      </draw:frame>
      <draw:frame draw:style-name="fr1" draw:name="Frame17" text:anchor-type="page" text:anchor-page-number="1" svg:x="8.35cm" svg:y="21.25cm" svg:width="6.399cm" svg:height="3.81cm" draw:z-index="16">
        <draw:text-box>
          <text:section text:style-name="Sect1" text:name="Section16" text:protected="true">
            <text:section-source text:section-name="MasterLabel"/>
            <text:p text:style-name="Standard"><text:database-display text:table-name="Toprint" text:table-type="table" text:column-name="Name" text:database-name="ToPrint">&lt;Name&gt;</text:database-display><text:span text:style-name="T1"> </text:span><text:span text:style-name="T1"><text:database-display text:table-name="Toprint" text:table-type="table" text:column-name="BC" text:database-name="ToPrint">&lt;BC&gt;</text:database-display></text:span><text:span text:style-name="T1"><text:line-break/></text:span><text:span text:style-name="T1"><text:database-display text:table-name="Toprint" text:table-type="table" text:column-name="A1" text:database-name="ToPrint">&lt;A1&gt;</text:database-display></text:span><text:span text:style-name="T1"><text:line-break/></text:span><text:span text:style-name="T1"><text:database-display text:table-name="Toprint" text:table-type="table" text:column-name="A2" text:database-name="ToPrint">&lt;A2&gt;</text:database-display></text:span><text:span text:style-name="T1"><text:line-break/></text:span><text:span text:style-name="T1"><text:database-display text:table-name="Toprint" text:table-type="table" text:column-name="Town" text:database-name="ToPrint">&lt;Town&gt;</text:database-display></text:span><text:span text:style-name="T1"><text:line-break/></text:span><text:span text:style-name="T1"><text:database-display text:table-name="Toprint" text:table-type="table" text:column-name="PC" text:database-name="ToPrint">&lt;PC&gt;</text:database-display></text:span><text:span text:style-name="T1"><text:database-next text:table-name="Toprint" text:table-type="table" text:condition="ooow:True" text:database-name="ToPrint"/></text:span></text:p>
          </text:section>
        </draw:text-box>
      </draw:frame>
      <draw:frame draw:style-name="fr1" draw:name="Frame18" text:anchor-type="page" text:anchor-page-number="1" svg:x="14.951cm" svg:y="21.25cm" svg:width="6.399cm" svg:height="3.81cm" draw:z-index="17">
        <draw:text-box>
          <text:section text:style-name="Sect1" text:name="Section17" text:protected="true">
            <text:section-source text:section-name="MasterLabel"/>
            <text:p text:style-name="Standard"><text:database-display text:table-name="Toprint" text:table-type="table" text:column-name="Name" text:database-name="ToPrint">&lt;Name&gt;</text:database-display><text:span text:style-name="T1"> </text:span><text:span text:style-name="T1"><text:database-display text:table-name="Toprint" text:table-type="table" text:column-name="BC" text:database-name="ToPrint">&lt;BC&gt;</text:database-display></text:span><text:span text:style-name="T1"><text:line-break/></text:span><text:span text:style-name="T1"><text:database-display text:table-name="Toprint" text:table-type="table" text:column-name="A1" text:database-name="ToPrint">&lt;A1&gt;</text:database-display></text:span><text:span text:style-name="T1"><text:line-break/></text:span><text:span text:style-name="T1"><text:database-display text:table-name="Toprint" text:table-type="table" text:column-name="A2" text:database-name="ToPrint">&lt;A2&gt;</text:database-display></text:span><text:span text:style-name="T1"><text:line-break/></text:span><text:span text:style-name="T1"><text:database-display text:table-name="Toprint" text:table-type="table" text:column-name="Town" text:database-name="ToPrint">&lt;Town&gt;</text:database-display></text:span><text:span text:style-name="T1"><text:line-break/></text:span><text:span text:style-name="T1"><text:database-display text:table-name="Toprint" text:table-type="table" text:column-name="PC" text:database-name="ToPrint">&lt;PC&gt;</text:database-display></text:span><text:span text:style-name="T1"><text:database-next text:table-name="Toprint" text:table-type="table" text:condition="ooow:True" text:database-name="ToPrint"/></text:span></text:p>
          </text:section>
        </draw:text-box>
      </draw:frame>
      <draw:frame draw:style-name="fr1" draw:name="Frame19" text:anchor-type="page" text:anchor-page-number="1" svg:x="1.75cm" svg:y="25.06cm" svg:width="6.399cm" svg:height="3.81cm" draw:z-index="18">
        <draw:text-box>
          <text:section text:style-name="Sect1" text:name="Section18" text:protected="true">
            <text:section-source text:section-name="MasterLabel"/>
            <text:p text:style-name="Standard"><text:database-display text:table-name="Toprint" text:table-type="table" text:column-name="Name" text:database-name="ToPrint">&lt;Name&gt;</text:database-display><text:span text:style-name="T1"> </text:span><text:span text:style-name="T1"><text:database-display text:table-name="Toprint" text:table-type="table" text:column-name="BC" text:database-name="ToPrint">&lt;BC&gt;</text:database-display></text:span><text:span text:style-name="T1"><text:line-break/></text:span><text:span text:style-name="T1"><text:database-display text:table-name="Toprint" text:table-type="table" text:column-name="A1" text:database-name="ToPrint">&lt;A1&gt;</text:database-display></text:span><text:span text:style-name="T1"><text:line-break/></text:span><text:span text:style-name="T1"><text:database-display text:table-name="Toprint" text:table-type="table" text:column-name="A2" text:database-name="ToPrint">&lt;A2&gt;</text:database-display></text:span><text:span text:style-name="T1"><text:line-break/></text:span><text:span text:style-name="T1"><text:database-display text:table-name="Toprint" text:table-type="table" text:column-name="Town" text:database-name="ToPrint">&lt;Town&gt;</text:database-display></text:span><text:span text:style-name="T1"><text:line-break/></text:span><text:span text:style-name="T1"><text:database-display text:table-name="Toprint" text:table-type="table" text:column-name="PC" text:database-name="ToPrint">&lt;PC&gt;</text:database-display></text:span><text:span text:style-name="T1"><text:database-next text:table-name="Toprint" text:table-type="table" text:condition="ooow:True" text:database-name="ToPrint"/></text:span></text:p>
          </text:section>
        </draw:text-box>
      </draw:frame>
      <draw:frame draw:style-name="fr1" draw:name="Frame20" text:anchor-type="page" text:anchor-page-number="1" svg:x="8.35cm" svg:y="25.06cm" svg:width="6.399cm" svg:height="3.81cm" draw:z-index="19">
        <draw:text-box>
          <text:section text:style-name="Sect1" text:name="Section19" text:protected="true">
            <text:section-source text:section-name="MasterLabel"/>
            <text:p text:style-name="Standard"><text:database-display text:table-name="Toprint" text:table-type="table" text:column-name="Name" text:database-name="ToPrint">&lt;Name&gt;</text:database-display><text:span text:style-name="T1"> </text:span><text:span text:style-name="T1"><text:database-display text:table-name="Toprint" text:table-type="table" text:column-name="BC" text:database-name="ToPrint">&lt;BC&gt;</text:database-display></text:span><text:span text:style-name="T1"><text:line-break/></text:span><text:span text:style-name="T1"><text:database-display text:table-name="Toprint" text:table-type="table" text:column-name="A1" text:database-name="ToPrint">&lt;A1&gt;</text:database-display></text:span><text:span text:style-name="T1"><text:line-break/></text:span><text:span text:style-name="T1"><text:database-display text:table-name="Toprint" text:table-type="table" text:column-name="A2" text:database-name="ToPrint">&lt;A2&gt;</text:database-display></text:span><text:span text:style-name="T1"><text:line-break/></text:span><text:span text:style-name="T1"><text:database-display text:table-name="Toprint" text:table-type="table" text:column-name="Town" text:database-name="ToPrint">&lt;Town&gt;</text:database-display></text:span><text:span text:style-name="T1"><text:line-break/></text:span><text:span text:style-name="T1"><text:database-display text:table-name="Toprint" text:table-type="table" text:column-name="PC" text:database-name="ToPrint">&lt;PC&gt;</text:database-display></text:span><text:span text:style-name="T1"><text:database-next text:table-name="Toprint" text:table-type="table" text:condition="ooow:True" text:database-name="ToPrint"/></text:span></text:p>
          </text:section>
        </draw:text-box>
      </draw:frame>
      <draw:frame draw:style-name="fr1" draw:name="Frame21" text:anchor-type="page" text:anchor-page-number="1" svg:x="14.951cm" svg:y="25.06cm" svg:width="6.399cm" svg:height="3.81cm" draw:z-index="20">
        <draw:text-box>
          <text:section text:style-name="Sect1" text:name="Section20" text:protected="true">
            <text:section-source text:section-name="MasterLabel"/>
            <text:p text:style-name="Standard"><text:database-display text:table-name="Toprint" text:table-type="table" text:column-name="Name" text:database-name="ToPrint">&lt;Name&gt;</text:database-display><text:span text:style-name="T1"> </text:span><text:span text:style-name="T1"><text:database-display text:table-name="Toprint" text:table-type="table" text:column-name="BC" text:database-name="ToPrint">&lt;BC&gt;</text:database-display></text:span><text:span text:style-name="T1"><text:line-break/></text:span><text:span text:style-name="T1"><text:database-display text:table-name="Toprint" text:table-type="table" text:column-name="A1" text:database-name="ToPrint">&lt;A1&gt;</text:database-display></text:span><text:span text:style-name="T1"><text:line-break/></text:span><text:span text:style-name="T1"><text:database-display text:table-name="Toprint" text:table-type="table" text:column-name="A2" text:database-name="ToPrint">&lt;A2&gt;</text:database-display></text:span><text:span text:style-name="T1"><text:line-break/></text:span><text:span text:style-name="T1"><text:database-display text:table-name="Toprint" text:table-type="table" text:column-name="Town" text:database-name="ToPrint">&lt;Town&gt;</text:database-display></text:span><text:span text:style-name="T1"><text:line-break/></text:span><text:span text:style-name="T1"><text:database-display text:table-name="Toprint" text:table-type="table" text:column-name="PC" text:database-name="ToPrint">&lt;PC&gt;</text:database-display></text:span><text:span text:style-name="T1"><text:database-next text:table-name="Toprint" text:table-type="table" text:condition="ooow:True" text:database-name="ToPrint"/></text:span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6.399cm" svg:height="3.81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35cm" fo:page-height="29.799cm" style:num-format="" style:paper-tray-name="Auto-Select" style:print-orientation="portrait" fo:margin-top="2.2cm" fo:margin-bottom="0cm" fo:margin-left="1.75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8T10:43:42.239562558</meta:creation-date>
    <dc:date>2014-02-28T10:45:37.605354800</dc:date>
    <meta:editing-duration>PT1M42S</meta:editing-duration>
    <meta:editing-cycles>1</meta:editing-cycles>
    <meta:document-statistic meta:table-count="0" meta:image-count="0" meta:object-count="0" meta:page-count="1" meta:paragraph-count="21" meta:word-count="126" meta:character-count="693" meta:non-whitespace-character-count="588"/>
    <meta:generator>LibreOffice/4.1.3.2$Linux_X86_64 LibreOffice_project/410m0$Build-2</meta:generator>
  </office:meta>
</office:document-meta>
</file>